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64pt"/>
    </style:style>
    <style:style style:name="co2" style:family="table-column">
      <style:table-column-properties fo:break-before="auto" style:column-width="23.5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338.51pt"/>
    </style:style>
    <style:style style:name="co8" style:family="table-column">
      <style:table-column-properties fo:break-before="auto" style:column-width="144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o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b 36 Holes 2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gp/product/B004E3PADG/ref=oh_aui_detailpage_o00_s00?ie=UTF8&amp;psc=1" xlink:type="simple">https://www.amazon.com/gp/product/B004E3PADG/ref=oh_aui_detailpage_o00_s00?ie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disc 20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Gymforward-Mountain-Rotors-Bicycle-Stainless/dp/B073M8WF2Q/ref=sr_1_5?s=sporting-goods&amp;ie=UTF8&amp;qid=1516512207&amp;sr=1-5&amp;keywords=203mm%2Bbrake&amp;th=1" xlink:type="simple">https://www.amazon.com/Gymforward-Mountain-Rotors-Bicycle-Stainless/dp/B073M8WF2Q/ref=sr_1_5?s=sporting-goods&amp;ie=UTF8&amp;qid=1516512207&amp;sr=1-5&amp;keywords=203mm%2Bbrake&amp;th=1</text:a></text:p>
          </table:table-cell>
          <table:table-cell/>
        </table:table-row>
        <table:table-row table:style-name="ro1">
          <table:table-cell office:value-type="string" calcext:value-type="string">
            <text:p>Spoke 210mm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Washers 5/32 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" xlink:type="simple"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a></text:p>
          </table:table-cell>
          <table:table-cell/>
        </table:table-row>
        <table:table-row table:style-name="ro1">
          <table:table-cell office:value-type="string" calcext:value-type="string">
            <text:p>19 x 1.4 inch moto 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 x 2.75 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shinkotireusa.com/product/sr241-series/211922" xlink:type="simple">https://www.shinkotireusa.com/product/sr241-series/211922</text:a></text:p>
          </table:table-cell>
          <table:table-cell/>
        </table:table-row>
        <table:table-row table:style-name="ro1">
          <table:table-cell office:value-type="string" calcext:value-type="string">
            <text:p>Fork Marzocchi 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www.jensonusa.com/Marzocchi-380-C2R2-26275-2017/" xlink:type="simple">http://www.jensonusa.com/Marzocchi-380-C2R2-26275-2017/</text:a></text:p>
          </table:table-cell>
          <table:table-cell/>
        </table:table-row>
        <table:table-row table:style-name="ro1">
          <table:table-cell office:value-type="string" calcext:value-type="string">
            <text:p>Headset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Fsa-Orbit-Threadless-Headset-White/dp/B000AO5NXU/ref=sr_1_2?ie=UTF8&amp;qid=1516512515&amp;sr=8-2&amp;keywords=1%2B1%2F8%2Bheadset&amp;th=1&amp;psc=1" xlink:type="simple">https://www.amazon.com/Fsa-Orbit-Threadless-Headset-White/dp/B000AO5NXU/ref=sr_1_2?ie=UTF8&amp;qid=1516512515&amp;sr=8-2&amp;keywords=1%2B1%2F8%2Bheadset&amp;th=1&amp;psc=1</text:a></text:p>
          </table:table-cell>
          <table:table-cell/>
        </table:table-row>
        <table:table-row table:style-name="ro1">
          <table:table-cell office:value-type="string" calcext:value-type="string">
            <text:p>Stem BMX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Zoom-Bolt-AHEAD-BMX-Stem/dp/B007Y5GMOM/ref=sr_1_10?s=sporting-goods&amp;ie=UTF8&amp;qid=1516512652&amp;sr=1-10&amp;keywords=bmx+stem" xlink:type="simple">https://www.amazon.com/Zoom-Bolt-AHEAD-BMX-Stem/dp/B007Y5GMOM/ref=sr_1_10?s=sporting-goods&amp;ie=UTF8&amp;qid=1516512652&amp;sr=1-10&amp;keywords=bmx+stem</text:a></text:p>
          </table:table-cell>
          <table:table-cell/>
        </table:table-row>
        <table:table-row table:style-name="ro1">
          <table:table-cell office:value-type="string" calcext:value-type="string">
            <text:p>Moto Handle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p/B06ZZYNRM1/ref=psdc_404714011_t2_B000WJ4SPC" xlink:type="simple">https://www.amazon.com/dp/B06ZZYNRM1/ref=psdc_404714011_t2_B000WJ4SPC</text:a></text:p>
          </table:table-cell>
          <table:table-cell/>
        </table:table-row>
        <table:table-row table:style-name="ro1">
          <table:table-cell office:value-type="string" calcext:value-type="string">
            <text:p>Gri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Practical-Handles-Efaster-Mountain-Handlebar/dp/B072MZ7JQF/ref=sr_1_4?s=automotive&amp;ie=UTF8&amp;qid=1516553455&amp;sr=1-4&amp;keywords=bicycle+grip" xlink:type="simple">https://www.amazon.com/Practical-Handles-Efaster-Mountain-Handlebar/dp/B072MZ7JQF/ref=sr_1_4?s=automotive&amp;ie=UTF8&amp;qid=1516553455&amp;sr=1-4&amp;keywords=bicycle+grip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rak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ke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Shimano-Deore-M6000-Pre-Bled-1000mm/dp/B074JGSYBN/ref=sr_1_cc_2?s=aps&amp;ie=UTF8&amp;qid=1516512910&amp;sr=1-2-catcorr&amp;keywords=shimano%2Bdeore%2Bbrake&amp;th=1&amp;psc=1" xlink:type="simple">https://www.amazon.com/Shimano-Deore-M6000-Pre-Bled-1000mm/dp/B074JGSYBN/ref=sr_1_cc_2?s=aps&amp;ie=UTF8&amp;qid=1516512910&amp;sr=1-2-catcorr&amp;keywords=shimano%2Bdeore%2Bbrake&amp;th=1&amp;psc=1</text:a></text:p>
          </table:table-cell>
          <table:table-cell/>
        </table:table-row>
        <table:table-row table:style-name="ro1">
          <table:table-cell office:value-type="string" calcext:value-type="string">
            <text:p>Brake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https://www.amazon.com/Shimano-Deore-M6000-Pre-Bled-1000mm/dp/B074JJ2RMF/ref=sr_1_cc_2?s=aps&amp;ie=UTF8&amp;qid=1516512910&amp;sr=1-2-catcorr&amp;keywords=shimano%2Bdeore%2Bbrake&amp;th=1&amp;psc=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https://es.aliexpress.com/item/High-quality-Half-twist-Throttle-for-24-36V48V-E-bike-Conversion-Kit-Wuxing-Brand/1861502274.html?spm=a2g0s.9042311.0.0.tlgHW2</text:p>
          </table:table-cell>
          <table:table-cell/>
        </table:table-row>
        <table:table-row table:style-name="ro1">
          <table:table-cell office:value-type="string" calcext:value-type="string">
            <text:p>Kelly controller K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kellycontroller.com/kbs72151e80a24-72v-mini-brushless-dc-controller-p-1314.html" xlink:type="simple">http://kellycontroller.com/kbs72151e80a24-72v-mini-brushless-dc-controller-p-1314.html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 72V 720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Lipo Pack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<text:a xlink:href="https://hobbyking.com/en_us/zippy-flightmax-5000mah-5s1p-20c.html" xlink:type="simple">https://hobbyking.com/en_us/zippy-flightmax-5000mah-5s1p-20c.html</text:a></text:p>
          </table:table-cell>
          <table:table-cell/>
        </table:table-row>
        <table:table-row table:style-name="ro1">
          <table:table-cell office:value-type="string" calcext:value-type="string">
            <text:p>JST extension cables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<text:a xlink:href="https://hobbyking.com/en_us/jst-xh-5s-wire-extension-20cm-10pcs-bag.html" xlink:type="simple">https://hobbyking.com/en_us/jst-xh-5s-wire-extension-20cm-10pcs-bag.html</text:a>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<text:a xlink:href="https://es.aliexpress.com/item/20S-72V-or-84V-Lithium-Ion-battery-Smart-BMS-with-UART-communication-port-Li-ion-battery/32820588136.html?spm=a2g0s.9042311.0.0.aBzbeD" xlink:type="simple">https://es.aliexpress.com/item/20S-72V-or-84V-Lithium-Ion-battery-Smart-BMS-with-UART-communication-port-Li-ion-battery/32820588136.html?spm=a2g0s.9042311.0.0.aBzbeD</text:a></text:p>
          </table:table-cell>
          <table:table-cell/>
        </table:table-row>
        <table:table-row table:style-name="ro1">
          <table:table-cell office:value-type="string" calcext:value-type="string">
            <text:p>Fiberglass she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BUILT or ( <text:a xlink:href="https://www.ebay.com/itm/GPO3-Electrical-Red-Fiberglass-Sheet-1-8-Thick-x-12-0-Wide-x-24-0-Long/121749940591?hash=item1c58dca96f:g:5-UAAOSwQaJXTd3e" xlink:type="simple">https://www.ebay.com/itm/GPO3-Electrical-Red-Fiberglass-Sheet-1-8-Thick-x-12-0-Wide-x-24-0-Long/121749940591?hash=item1c58dca96f:g:5-UAAOSwQaJXTd3e</text:a> )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t KLX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p/B007J5MQW4/_encoding=UTF8?coliid=I3LWBVDE7W0ZFA&amp;colid=15QUHX8JPAOM6&amp;psc=0" xlink:type="simple">https://www.amazon.com/dp/B007J5MQW4/_encoding=UTF8?coliid=I3LWBVDE7W0ZFA&amp;colid=15QUHX8JPAOM6&amp;psc=0</text:a></text:p>
          </table:table-cell>
          <table:table-cell/>
        </table:table-row>
        <table:table-row table:style-name="ro1">
          <table:table-cell office:value-type="string" calcext:value-type="string">
            <text:p>Seat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M5 Bolt 1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peg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ebay.com/itm/RED-CNC-RACING-FOOTPEGS-FOOT-PEGS-PIT-BIKE-DIRT-BIKE-XR50-CRF50-I-FP10R/360333896611?ssPageName=STRK%3AMEBIDX%3AIT&amp;_trksid=p2060353.m2749.l2649" xlink:type="simple">https://www.ebay.com/itm/RED-CNC-RACING-FOOTPEGS-FOOT-PEGS-PIT-BIKE-DIRT-BIKE-XR50-CRF50-I-FP10R/360333896611?ssPageName=STRK%3AMEBIDX%3AIT&amp;_trksid=p2060353.m2749.l2649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Block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office:value-type="string" calcext:value-type="string">
            <text:p>Drive sprocket 12 tooth (with adap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ar H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uminum rear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omes in front&amp;rear set</text:p>
          </table:table-cell>
          <table:table-cell office:value-type="string" calcext:value-type="string">
            <text:p><text:a xlink:href="https://www.ebay.com/itm/2x-Bike-Bicycle-Cycling-Mountain-MTB-Disc-Brake-Hub-SET-Rotating-36-Hole-TOMOUNT-/273017606162?hash=item3f911e1012" xlink:type="simple">https://www.ebay.com/itm/2x-Bike-Bicycle-Cycling-Mountain-MTB-Disc-Brake-Hub-SET-Rotating-36-Hole-TOMOUNT-/273017606162?hash=item3f911e1012</text:a></text:p>
          </table:table-cell>
          <table:table-cell/>
        </table:table-row>
        <table:table-row table:style-name="ro1">
          <table:table-cell office:value-type="string" calcext:value-type="string">
            <text:p>Bearing 10x30x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office:value-type="string" calcext:value-type="string">
            <text:p>Bolt 12.9 M10x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string" calcext:value-type="string">
            <text:p><text:a xlink:href="https://www.mcmaster.com/#91290a562/=1b86d9r" xlink:type="simple">https://www.mcmaster.com/#91290a562/=1b86d9r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rocket2Screw 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hreaded Spr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isassemble and keep threaded part, to be welded to plate with 6 holes</text:p>
          </table:table-cell>
          <table:table-cell office:value-type="string" calcext:value-type="string">
            <text:p>https://www.amazon.com/Joylive-Bicycle-Freewheel-Sprocket-Thread/dp/B011DRVYIK/ref=sr_1_1?ie=UTF8&amp;qid=1517074266&amp;sr=8-1&amp;keywords=thread+bike+sprocket</text:p>
          </table:table-cell>
          <table:table-cell/>
        </table:table-row>
        <table:table-row table:style-name="ro1">
          <table:table-cell office:value-type="string" calcext:value-type="string">
            <text:p>Spacer ⅝ aluminum 2mm, 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rocket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procket 92 t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cometkartsales.com/-219-Black-Sprocket-One-Piece.html" xlink:type="simple">https://cometkartsales.com/-219-Black-Sprocket-One-Piece.html</text:a></text:p>
          </table:table-cell>
          <table:table-cell/>
        </table:table-row>
        <table:table-row table:style-name="ro1">
          <table:table-cell office:value-type="string" calcext:value-type="string">
            <text:p>Chain #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2 chains joined, NNN links. Requires tool <text:a xlink:href="https://cometkartsales.com/-219-Chain-Tool.html" xlink:type="simple">https://cometkartsales.com/-219-Chain-Tool.html</text:a></text:p>
          </table:table-cell>
          <table:table-cell office:value-type="string" calcext:value-type="string">
            <text:p><text:a xlink:href="https://cometkartsales.com/-219-DID-HTM-DHA-Chain-114-Link.html" xlink:type="simple">https://cometkartsales.com/-219-DID-HTM-DHA-Chain-114-Link.html</text:a></text:p>
          </table:table-cell>
          <table:table-cell/>
        </table:table-row>
        <table:table-row table:style-name="ro1">
          <table:table-cell office:value-type="string" calcext:value-type="string">
            <text:p>Hub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Disk brake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ke caliper adapter 180mm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https://www.amazon.com/Tektro-180mm-Mount-Adaptor-Brakes/dp/B00D5ZYVCU/ref=sr_1_3?ie=UTF8&amp;qid=1516556361&amp;sr=8-3&amp;keywords=180mm+rear+adapter</text:p>
          </table:table-cell>
          <table:table-cell/>
        </table:table-row>
        <table:table-row table:style-name="ro1">
          <table:table-cell office:value-type="string" calcext:value-type="string">
            <text:p>Disk brake adapter 4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o be converted to spacer</text:p>
          </table:table-cell>
          <table:table-cell office:value-type="string" calcext:value-type="string">
            <text:p><text:a xlink:href="https://www.amazon.com/ADEDS-Bicycle-Freewheel-Threaded-Adapter/dp/B01JREIQYG/ref=sr_1_cc_2?s=aps&amp;ie=UTF8&amp;qid=1516556568&amp;sr=1-2-catcorr&amp;keywords=brake+disk+adapter+hub" xlink:type="simple">https://www.amazon.com/ADEDS-Bicycle-Freewheel-Threaded-Adapter/dp/B01JREIQYG/ref=sr_1_cc_2?s=aps&amp;ie=UTF8&amp;qid=1516556568&amp;sr=1-2-catcorr&amp;keywords=brake+disk+adapter+hub</text:a></text:p>
          </table:table-cell>
          <table:table-cell/>
        </table:table-row>
        <table:table-row table:style-name="ro1">
          <table:table-cell office:value-type="string" calcext:value-type="string">
            <text:p>Bolts M5x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8x1.4 inch moto ri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kes 200mm &amp; nipple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Washers 5/32 inch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p>
          </table:table-cell>
          <table:table-cell/>
        </table:table-row>
        <table:table-row table:style-name="ro1">
          <table:table-cell office:value-type="string" calcext:value-type="string">
            <text:p>18 x 3.0 ti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ttps://www.shinkotireusa.com/product/sr241-series/21192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i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 reinfor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12.9 M10x2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string" calcext:value-type="string">
            <text:p><text:a xlink:href="https://www.mcmaster.com/#91290a564/=1b86f7p" xlink:type="simple">https://www.mcmaster.com/#91290a564/=1b86f7p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acer ⅝ aluminum 2mm, 15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wing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ular tubing 40x20mm (by meter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 &amp; brake caliper 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motor 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ing c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piv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x30x9 Be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ck DNM Burner ⅔ 2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NM-Mountain-Downhill-Shock-240mm/dp/B01HCKPADM/ref=sr_1_1?s=pet-supplies&amp;ie=UTF8&amp;qid=1516514792&amp;sr=8-1&amp;keywords=dnm%2Bburner&amp;th=1&amp;psc=1" xlink:type="simple">https://www.amazon.com/DNM-Mountain-Downhill-Shock-240mm/dp/B01HCKPADM/ref=sr_1_1?s=pet-supplies&amp;ie=UTF8&amp;qid=1516514792&amp;sr=8-1&amp;keywords=dnm%2Bburner&amp;th=1&amp;psc=1</text:a></text:p>
          </table:table-cell>
          <table:table-cell/>
        </table:table-row>
        <table:table-row table:style-name="ro1">
          <table:table-cell office:value-type="string" calcext:value-type="string">
            <text:p>Bol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5:55:38.4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1:16:53.650000000</meta:creation-date>
    <dc:date>2018-01-30T16:58:39.582000000</dc:date>
    <meta:editing-duration>PT6H7M59S</meta:editing-duration>
    <meta:editing-cycles>19</meta:editing-cycles>
    <meta:generator>LibreOffice/5.0.3.2$Windows_x86 LibreOffice_project/e5f16313668ac592c1bfb310f4390624e3dbfb75</meta:generator>
    <meta:document-statistic meta:table-count="1" meta:cell-count="277" meta:object-count="0"/>
  </office:meta>
</office:document-meta>
</file>